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text-properties fo:language="en" fo:country="GB" officeooo:paragraph-rsid="003bd165"/>
    </style:style>
    <style:style style:name="P5" style:family="paragraph" style:parent-style-name="Heading_20_3">
      <style:text-properties fo:language="en" fo:country="GB" officeooo:rsid="003bd165" officeooo:paragraph-rsid="003bd165"/>
    </style:style>
    <style:style style:name="P6" style:family="paragraph" style:parent-style-name="Heading_20_3">
      <style:text-properties fo:language="en" fo:country="GB" officeooo:rsid="004fdb1b" officeooo:paragraph-rsid="004fdb1b"/>
    </style:style>
    <style:style style:name="P7" style:family="paragraph" style:parent-style-name="Text_20_body" style:list-style-name="L8">
      <style:text-properties fo:language="en" fo:country="GB" officeooo:rsid="004fdb1b" officeooo:paragraph-rsid="004fdb1b"/>
    </style:style>
    <style:style style:name="P8" style:family="paragraph" style:parent-style-name="Text_20_body">
      <style:text-properties fo:language="en" fo:country="GB" officeooo:rsid="004fdb1b" officeooo:paragraph-rsid="004fdb1b"/>
    </style:style>
    <style:style style:name="P9" style:family="paragraph" style:parent-style-name="Text_20_body">
      <style:text-properties fo:language="en" fo:country="GB" fo:font-weight="bold" officeooo:rsid="004fdb1b" officeooo:paragraph-rsid="004fdb1b" style:font-weight-asian="bold" style:font-weight-complex="bold"/>
    </style:style>
    <style:style style:name="P10" style:family="paragraph" style:parent-style-name="Text_20_body">
      <style:text-properties fo:language="en" fo:country="GB" fo:font-weight="bold" officeooo:rsid="004fdb1b" officeooo:paragraph-rsid="00503b63" style:font-weight-asian="bold" style:font-weight-complex="bold"/>
    </style:style>
    <style:style style:name="P11" style:family="paragraph" style:parent-style-name="Text_20_body">
      <style:text-properties fo:language="en" fo:country="GB" fo:font-weight="bold" officeooo:rsid="004fdb1b" officeooo:paragraph-rsid="005212b7" style:font-weight-asian="bold" style:font-weight-complex="bold"/>
    </style:style>
    <style:style style:name="P12" style:family="paragraph" style:parent-style-name="Text_20_body" style:list-style-name="L9">
      <style:text-properties fo:language="en" fo:country="GB" fo:font-weight="normal" officeooo:rsid="00503b63" officeooo:paragraph-rsid="00503b63" style:font-weight-asian="normal" style:font-weight-complex="normal"/>
    </style:style>
    <style:style style:name="P13" style:family="paragraph" style:parent-style-name="Text_20_body" style:list-style-name="L10">
      <style:text-properties fo:language="en" fo:country="GB" fo:font-weight="normal" officeooo:rsid="00507c6f" officeooo:paragraph-rsid="00507c6f" style:font-weight-asian="normal" style:font-weight-complex="normal"/>
    </style:style>
    <style:style style:name="P14" style:family="paragraph" style:parent-style-name="Text_20_body">
      <style:text-properties fo:language="en" fo:country="GB" fo:font-weight="normal" officeooo:rsid="00507c6f" officeooo:paragraph-rsid="00507c6f" style:font-weight-asian="normal" style:font-weight-complex="normal"/>
    </style:style>
    <style:style style:name="P15" style:family="paragraph" style:parent-style-name="Text_20_body" style:list-style-name="L12">
      <style:text-properties fo:language="en" fo:country="GB" fo:font-weight="normal" officeooo:rsid="005239b7" officeooo:paragraph-rsid="005239b7" style:font-weight-asian="normal" style:font-weight-complex="normal"/>
    </style:style>
    <style:style style:name="P16" style:family="paragraph" style:parent-style-name="Text_20_body">
      <style:text-properties fo:language="en" fo:country="GB" fo:font-weight="normal" officeooo:rsid="005239b7" officeooo:paragraph-rsid="005239b7" style:font-weight-asian="normal" style:font-weight-complex="normal"/>
    </style:style>
    <style:style style:name="P17" style:family="paragraph" style:parent-style-name="Text_20_body" style:list-style-name="L13">
      <style:text-properties fo:language="en" fo:country="GB" fo:font-weight="normal" officeooo:rsid="00530acb" officeooo:paragraph-rsid="00530acb" style:font-weight-asian="normal" style:font-weight-complex="normal"/>
    </style:style>
    <style:style style:name="P18" style:family="paragraph" style:parent-style-name="Text_20_body" style:list-style-name="L11">
      <style:text-properties officeooo:rsid="005212b7" officeooo:paragraph-rsid="005212b7"/>
    </style:style>
    <style:style style:name="P19" style:family="paragraph" style:parent-style-name="Text_20_body">
      <style:text-properties officeooo:rsid="005212b7" officeooo:paragraph-rsid="005212b7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d165"/>
    </style:style>
    <style:style style:name="T4" style:family="text">
      <style:text-properties style:font-name="Liberation Sans" fo:font-size="18.2000007629395pt" fo:font-weight="bold" officeooo:rsid="0048dbd2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officeooo:rsid="004f0c2f"/>
    </style:style>
    <style:style style:name="T6" style:family="text">
      <style:text-properties officeooo:rsid="0051db2f"/>
    </style:style>
    <style:style style:name="T7" style:family="text">
      <style:text-properties officeooo:rsid="005212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4">Homework</text:span> <text:span text:style-name="T5">29</text:span>.10.2020</text:h>
      <text:h text:style-name="P5" text:outline-level="3">Exercise 1</text:h>
      <text:list xml:id="list2241416862" text:style-name="L8">
        <text:list-item>
          <text:p text:style-name="P7">Called, couldn’t, had broken down</text:p>
        </text:list-item>
        <text:list-item>
          <text:p text:style-name="P7">Beat, was winning, scored</text:p>
        </text:list-item>
        <text:list-item>
          <text:p text:style-name="P7">Arrived, was finishing, were sitting</text:p>
        </text:list-item>
        <text:list-item>
          <text:p text:style-name="P7">Ran, had already left, was, were waiting</text:p>
        </text:list-item>
        <text:list-item>
          <text:p text:style-name="P7">Started, was walking, stopped, wasn’t wearing, didn’t have</text:p>
        </text:list-item>
        <text:list-item>
          <text:p text:style-name="P7">Were driving, remembered, didn’t turn off</text:p>
        </text:list-item>
        <text:list-item>
          <text:p text:style-name="P7">Didn’t recognize, changed</text:p>
        </text:list-item>
        <text:list-item>
          <text:p text:style-name="P7">Had already started, turned on, was loosing, were playing</text:p>
        </text:list-item>
      </text:list>
      <text:p text:style-name="P8"/>
      <text:h text:style-name="P6" text:outline-level="3">Exercise 2</text:h>
      <text:p text:style-name="P9">Task A</text:p>
      <text:list xml:id="list1808581524" text:style-name="L9">
        <text:list-item>
          <text:p text:style-name="P12">spectators</text:p>
        </text:list-item>
        <text:list-item>
          <text:p text:style-name="P12">captain</text:p>
        </text:list-item>
        <text:list-item>
          <text:p text:style-name="P12">couch</text:p>
        </text:list-item>
        <text:list-item>
          <text:p text:style-name="P12">warm up</text:p>
        </text:list-item>
        <text:list-item>
          <text:p text:style-name="P12">get fit</text:p>
        </text:list-item>
        <text:list-item>
          <text:p text:style-name="P12">tennis court</text:p>
        </text:list-item>
        <text:list-item>
          <text:p text:style-name="P12">referee</text:p>
        </text:list-item>
        <text:list-item>
          <text:p text:style-name="P12">ski slope</text:p>
        </text:list-item>
        <text:list-item>
          <text:p text:style-name="P12">train</text:p>
        </text:list-item>
        <text:list-item>
          <text:p text:style-name="P12">athletics track</text:p>
        </text:list-item>
      </text:list>
      <text:p text:style-name="P10"/>
      <text:p text:style-name="P10"/>
      <text:p text:style-name="P10"/>
      <text:p text:style-name="P10"/>
      <text:p text:style-name="P9"><text:soft-page-break/>Task B</text:p>
      <text:list xml:id="list2255290688" text:style-name="L10">
        <text:list-item>
          <text:p text:style-name="P13">beat</text:p>
        </text:list-item>
        <text:list-item>
          <text:p text:style-name="P13">were winning</text:p>
        </text:list-item>
        <text:list-item>
          <text:p text:style-name="P13">scored</text:p>
        </text:list-item>
        <text:list-item>
          <text:p text:style-name="P13">draw</text:p>
        </text:list-item>
        <text:list-item>
          <text:p text:style-name="P13">won</text:p>
        </text:list-item>
        <text:list-item>
          <text:p text:style-name="P13">lost</text:p>
        </text:list-item>
        <text:list-item>
          <text:p text:style-name="P13">got injured</text:p>
        </text:list-item>
        <text:list-item>
          <text:p text:style-name="P13">play</text:p>
        </text:list-item>
      </text:list>
      <text:p text:style-name="P14"/>
      <text:h text:style-name="Heading_20_3" text:outline-level="3">Exercise <text:span text:style-name="T6">4</text:span></text:h>
      <text:p text:style-name="P11">Task A</text:p>
      <text:list xml:id="list433625065" text:style-name="L11">
        <text:list-item>
          <text:p text:style-name="P18">C</text:p>
        </text:list-item>
        <text:list-item>
          <text:p text:style-name="P18">A</text:p>
        </text:list-item>
        <text:list-item>
          <text:p text:style-name="P18">B</text:p>
        </text:list-item>
      </text:list>
      <text:p text:style-name="P19"/>
      <text:p text:style-name="P11">Task <text:span text:style-name="T7">B</text:span></text:p>
      <text:list xml:id="list3035484944" text:style-name="L12">
        <text:list-item>
          <text:p text:style-name="P15">events</text:p>
        </text:list-item>
        <text:list-item>
          <text:p text:style-name="P15">gradually</text:p>
        </text:list-item>
        <text:list-item>
          <text:p text:style-name="P15">fine</text:p>
        </text:list-item>
        <text:list-item>
          <text:p text:style-name="P15">statue</text:p>
        </text:list-item>
        <text:list-item>
          <text:p text:style-name="P15">major</text:p>
        </text:list-item>
        <text:list-item>
          <text:p text:style-name="P15">ban</text:p>
        </text:list-item>
        <text:list-item>
          <text:p text:style-name="P15">slaves</text:p>
        </text:list-item>
        <text:list-item>
          <text:p text:style-name="P15">site</text:p>
        </text:list-item>
        <text:list-item>
          <text:p text:style-name="P15">revealed</text:p>
        </text:list-item>
        <text:list-item>
          <text:p text:style-name="P15">hippodrome</text:p>
        </text:list-item>
      </text:list>
      <text:p text:style-name="P16"/>
      <text:p text:style-name="P11"><text:soft-page-break/>Task <text:span text:style-name="T7">C</text:span></text:p>
      <text:list xml:id="list3793239331" text:style-name="L13">
        <text:list-item>
          <text:p text:style-name="P17">2</text:p>
        </text:list-item>
        <text:list-item>
          <text:p text:style-name="P17">3</text:p>
        </text:list-item>
        <text:list-item>
          <text:p text:style-name="P17">3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d1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остранный язык</text:span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1-12T00:01:53.364064721</dc:date>
    <meta:editing-duration>PT3H3M15S</meta:editing-duration>
    <meta:editing-cycles>40</meta:editing-cycles>
    <meta:generator>LibreOffice/7.0.1.2$Linux_X86_64 LibreOffice_project/7cbcfc562f6eb6708b5ff7d7397325de9e764452</meta:generator>
    <meta:document-statistic meta:table-count="0" meta:image-count="0" meta:object-count="0" meta:page-count="3" meta:paragraph-count="55" meta:word-count="162" meta:character-count="767" meta:non-whitespace-character-count="702"/>
  </office:meta>
</office:document-meta>
</file>